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3ea66"/>
    </style:style>
    <style:style style:name="P2" style:family="paragraph" style:parent-style-name="Standard">
      <style:paragraph-properties fo:text-align="start" style:justify-single-word="false"/>
      <style:text-properties officeooo:paragraph-rsid="00042fb7"/>
    </style:style>
    <style:style style:name="P3" style:family="paragraph" style:parent-style-name="Standard">
      <style:paragraph-properties fo:text-align="start" style:justify-single-word="false"/>
      <style:text-properties officeooo:paragraph-rsid="0009b0f1"/>
    </style:style>
    <style:style style:name="P4" style:family="paragraph" style:parent-style-name="Standard">
      <style:paragraph-properties fo:text-align="center" style:justify-single-word="false"/>
      <style:text-properties officeooo:rsid="0003ea66" officeooo:paragraph-rsid="0003ea66"/>
    </style:style>
    <style:style style:name="P5" style:family="paragraph" style:parent-style-name="Standard">
      <style:paragraph-properties fo:text-align="start" style:justify-single-word="false"/>
      <style:text-properties officeooo:rsid="0003ea66" officeooo:paragraph-rsid="0003ea66"/>
    </style:style>
    <style:style style:name="P6" style:family="paragraph" style:parent-style-name="Standard">
      <style:paragraph-properties fo:text-align="start" style:justify-single-word="false"/>
      <style:text-properties officeooo:rsid="0003ea66" officeooo:paragraph-rsid="00042fb7"/>
    </style:style>
    <style:style style:name="T1" style:family="text">
      <style:text-properties officeooo:rsid="0003ea66"/>
    </style:style>
    <style:style style:name="T2" style:family="text">
      <style:text-properties officeooo:rsid="00042fb7"/>
    </style:style>
    <style:style style:name="T3" style:family="text">
      <style:text-properties officeooo:rsid="000807aa"/>
    </style:style>
    <style:style style:name="T4" style:family="text">
      <style:text-properties officeooo:rsid="00094a5b"/>
    </style:style>
    <style:style style:name="T5" style:family="text">
      <style:text-properties officeooo:rsid="000a9d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ruções de <text:span text:style-name="T4">instalação/</text:span>configuração Sugar CRM</text:p>
      <text:p text:style-name="P5"/>
      <text:p text:style-name="P5">1 – Copiar arquivos da pasta “fontes” para o diretório <text:span text:style-name="T3">no servidor </text:span>destinado ao Sugar CRM</text:p>
      <text:p text:style-name="P5"/>
      <text:p text:style-name="P5">2 – Criar banco de dados para importar tabelas Sugar CRM</text:p>
      <text:p text:style-name="P5"/>
      <text:p text:style-name="P1"><text:span text:style-name="T2">3</text:span><text:span text:style-name="T1"> – Executar script sql(que se encontra na pasta database) no banco de dados </text:span><text:span text:style-name="T2">criado na etapa anterior</text:span><text:span text:style-name="T1">.</text:span></text:p>
      <text:p text:style-name="P5"/>
      <text:p text:style-name="P1"><text:span text:style-name="T2">4</text:span><text:span text:style-name="T1"> – Mudar valor das seguintes chaves no arquivo config.php,</text:span><text:span text:style-name="T1"> que se encontra na raiz do projeto:</text:span></text:p>
      <text:p text:style-name="P6"><text:tab/>db_host_name(linha 55) = Ip ou hostname do servidor onde se encontra o banco de dados;</text:p>
      <text:p text:style-name="P6"><text:tab/>db_user_name(linha 57) = User name do usuário criado no bando de dados;</text:p>
      <text:p text:style-name="P6"><text:tab/>db_password(linha 58) = Senha do usuário criado no banco de dado;</text:p>
      <text:p text:style-name="P2"><text:span text:style-name="T1"><text:tab/>db_name(linha 59) = Nome do banco de dados </text:span><text:span text:style-name="T2">criado na etapa 2</text:span><text:span text:style-name="T1">;</text:span></text:p>
      <text:p text:style-name="P2"><text:span text:style-name="T1"><text:tab/>site_url(linha 307) = URL da raíz do sistema. Ex.: </text:span><text:a xlink:type="simple" xlink:href="http://localhost/crm/"><text:span text:style-name="T1">http://localhost/crm/</text:span></text:a><text:span text:style-name="T1"> 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a </meta:initial-creator>
    <meta:creation-date>2013-07-09T10:31:30</meta:creation-date>
    <dc:date>2013-07-22T16:15:06</dc:date>
    <dc:creator>Weiberlan </dc:creator>
    <meta:editing-duration>PT4M6S</meta:editing-duration>
    <meta:editing-cycles>6</meta:editing-cycles>
    <meta:generator>LibreOffice/4.0.2.2$Linux_X86_64 LibreOffice_project/400m0$Build-2</meta:generator>
    <meta:document-statistic meta:table-count="0" meta:image-count="0" meta:object-count="0" meta:page-count="1" meta:paragraph-count="10" meta:word-count="123" meta:character-count="749" meta:non-whitespace-character-count="626"/>
  </office:meta>
</office:document-meta>
</file>